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336633"/>
    </style:style>
    <style:style style:name="ce20" style:family="table-cell" style:parent-style-name="Default">
      <style:text-properties style:font-name="Liberation Sans" style:font-name-asian="Droid Sans" style:font-name-complex="FreeSans"/>
    </style:style>
    <style:style style:name="ce21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Check: </text:p>
          </table:table-cell>
          <table:table-cell table:number-columns-repeated="9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if we can implement delet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table:style-name="ce10" office:value-type="string" calcext:value-type="string">
            <text:p>Discuss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office:value-type="string" calcext:value-type="string">
            <text:p>change to fget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office:value-type="string" calcext:value-type="string">
            <text:p>checking valid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" office:value-type="string" calcext:value-type="string">
            <text:p>writing any incorrect command shows the error messag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" office:value-type="string" calcext:value-type="string">
            <text:p>if port is not given, use a dynamic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" office:value-type="string" calcext:value-type="string">
            <text:p>using 'join' if server not present with that ip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number-columns-repeated="7"/>
          <table:table-cell table:style-name="ce10" office:value-type="string" calcext:value-type="string">
            <text:p>Review: </text:p>
          </table:table-cell>
          <table:table-cell/>
        </table:table-row>
        <table:table-row table:style-name="ro1">
          <table:table-cell table:number-columns-repeated="2"/>
          <table:table-cell table:style-name="ce20"/>
          <table:table-cell table:number-columns-repeated="8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>
          <table:table-cell/>
          <table:table-cell table:style-name="ce10" office:value-type="string" calcext:value-type="string">
            <text:p>Pange: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printing proper address of server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y needing a lot of space – giving segmentation faults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0" office:value-type="string" calcext:value-type="string">
            <text:p>Seldom Issue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ome issue with clien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To-Do: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Less Priority:</text:p>
          </table:table-cell>
          <table:table-cell table:number-columns-repeated="9"/>
          <table:table-cell office:value-type="string" calcext:value-type="string">
            <text:p>isValidAddress mein check for charac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me option for debug which will print prints (add in 'good points'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inting date/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Common Problems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gmentation fault: mostly due to less stack size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21" office:value-type="string" calcext:value-type="string">
            <text:p>sudo apt-get install libssl-dev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g++ Chord_DHT.cpp -lssl -lcrypto</text:p>
          </table:table-cell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4:31:32.00227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8T14:54:53.672887099</dc:date>
    <meta:editing-duration>P1DT14H3M</meta:editing-duration>
    <meta:editing-cycles>157</meta:editing-cycles>
    <meta:generator>LibreOffice/4.2.6.3$Linux_X86_64 LibreOffice_project/420m0$Build-3</meta:generator>
    <meta:document-statistic meta:table-count="3" meta:cell-count="91" meta:object-count="0"/>
  </office:meta>
</office:document-meta>
</file>